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c207" officeooo:paragraph-rsid="0007c207"/>
    </style:style>
    <style:style style:name="P2" style:family="paragraph" style:parent-style-name="Standard">
      <style:text-properties officeooo:rsid="00083a77" officeooo:paragraph-rsid="00083a77"/>
    </style:style>
    <style:style style:name="P3" style:family="paragraph" style:parent-style-name="Standard">
      <style:text-properties officeooo:rsid="0008f470" officeooo:paragraph-rsid="0008f470"/>
    </style:style>
    <style:style style:name="T1" style:family="text">
      <style:text-properties officeooo:rsid="00097d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2<text:span text:style-name="T1">2</text:span></text:p>
      <text:p text:style-name="P2">test3</text:p>
      <text:p text:style-name="P2">test4</text:p>
      <text:p text:style-name="P3">test5</text:p>
      <text:p text:style-name="P3">test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9:02:36.991327040</meta:creation-date>
    <dc:date>2019-09-11T09:27:14.925863419</dc:date>
    <meta:editing-duration>PT4M3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" meta:character-count="26" meta:non-whitespace-character-count="26"/>
  </office:meta>
</office:document-meta>
</file>